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043in"/>
    </style:style>
    <style:style style:name="co3" style:family="table-column">
      <style:table-column-properties fo:break-before="auto" style:column-width="5.0835in"/>
    </style:style>
    <style:style style:name="co4" style:family="table-column">
      <style:table-column-properties fo:break-before="auto" style:column-width="5.1839in"/>
    </style:style>
    <style:style style:name="co5" style:family="table-column">
      <style:table-column-properties fo:break-before="auto" style:column-width="0.6016in"/>
    </style:style>
    <style:style style:name="co6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cra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http://127.0.0.1:8000/login/auth/?sesame=AAAAA3qKEFLxzS4EGcU</text:p>
          </table:table-cell>
          <table:table-cell office:value-type="string" calcext:value-type="string">
            <text:p>https://pydafl.azurewebsites.net/login/auth/?sesame=AAAAA3qKEFLxzS4EGcU</text:p>
          </table:table-cell>
        </table:table-row>
        <table:table-row table:style-name="ro1">
          <table:table-cell office:value-type="string" calcext:value-type="string">
            <text:p>kirk</text:p>
          </table:table-cell>
          <table:table-cell office:value-type="string" calcext:value-type="string">
            <text:p>http://127.0.0.1:8000/login/auth/?sesame=AAAABJi5CLMaLFXdv8Y</text:p>
          </table:table-cell>
          <table:table-cell office:value-type="string" calcext:value-type="string">
            <text:p>https://pydafl.azurewebsites.net/login/auth/?sesame=AAAABJi5CLMaLFXdv8Y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http://127.0.0.1:8000/login/auth/?sesame=AAAABYjcOH6Rs8emZ44</text:p>
          </table:table-cell>
          <table:table-cell office:value-type="string" calcext:value-type="string">
            <text:p>https://pydafl.azurewebsites.net/login/auth/?sesame=AAAABYjcOH6Rs8emZ44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http://127.0.0.1:8000/login/auth/?sesame=AAAABstTBOVVwS2oUhw</text:p>
          </table:table-cell>
          <table:table-cell office:value-type="string" calcext:value-type="string">
            <text:p>https://pydafl.azurewebsites.net/login/auth/?sesame=AAAABstTBOVVwS2oUhw</text:p>
          </table:table-cell>
        </table:table-row>
        <table:table-row table:style-name="ro1">
          <table:table-cell office:value-type="string" calcext:value-type="string">
            <text:p>calvin</text:p>
          </table:table-cell>
          <table:table-cell office:value-type="string" calcext:value-type="string">
            <text:p>http://127.0.0.1:8000/login/auth/?sesame=AAAABxC421Sdwsyis2E</text:p>
          </table:table-cell>
          <table:table-cell office:value-type="string" calcext:value-type="string">
            <text:p>https://pydafl.azurewebsites.net/login/auth/?sesame=AAAABxC421Sdwsyis2E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http://127.0.0.1:8000/login/auth/?sesame=AAAACIe56BlyVcyMewM</text:p>
          </table:table-cell>
          <table:table-cell office:value-type="string" calcext:value-type="string">
            <text:p>https://pydafl.azurewebsites.net/login/auth/?sesame=AAAACIe56BlyVcyMewM</text:p>
          </table:table-cell>
        </table:table-row>
        <table:table-row table:style-name="ro1">
          <table:table-cell office:value-type="string" calcext:value-type="string">
            <text:p>doug</text:p>
          </table:table-cell>
          <table:table-cell office:value-type="string" calcext:value-type="string">
            <text:p>http://127.0.0.1:8000/login/auth/?sesame=AAAACeFm741qwJutNPA</text:p>
          </table:table-cell>
          <table:table-cell office:value-type="string" calcext:value-type="string">
            <text:p>https://pydafl.azurewebsites.net/login/auth/?sesame=AAAACeFm741qwJutNPA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http://127.0.0.1:8000/login/auth/?sesame=AAAACrvbCqmfO8B__Pk</text:p>
          </table:table-cell>
          <table:table-cell office:value-type="string" calcext:value-type="string">
            <text:p>https://pydafl.azurewebsites.net/login/auth/?sesame=AAAACrvbCqmfO8B__Pk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http://127.0.0.1:8000/login/auth/?sesame=AAAAC7osAWqoLAxjVGA</text:p>
          </table:table-cell>
          <table:table-cell office:value-type="string" calcext:value-type="string">
            <text:p>https://pydafl.azurewebsites.net/login/auth/?sesame=AAAAC7osAWqoLAxjVGA</text:p>
          </table:table-cell>
        </table:table-row>
        <table:table-row table:style-name="ro1">
          <table:table-cell office:value-type="string" calcext:value-type="string">
            <text:p>corey</text:p>
          </table:table-cell>
          <table:table-cell office:value-type="string" calcext:value-type="string">
            <text:p>http://127.0.0.1:8000/login/auth/?sesame=AAAADMB-NR2zn9a9nHE</text:p>
          </table:table-cell>
          <table:table-cell office:value-type="string" calcext:value-type="string">
            <text:p>https://pydafl.azurewebsites.net/login/auth/?sesame=AAAADMB-NR2zn9a9nHE</text:p>
          </table:table-cell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http://127.0.0.1:8000/login/auth/?sesame=AAAADXdJICPz2KrRqNo</text:p>
          </table:table-cell>
          <table:table-cell office:value-type="string" calcext:value-type="string">
            <text:p>https://pydafl.azurewebsites.net/login/auth/?sesame=AAAADXdJICPz2KrRqNo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ttp://127.0.0.1:8000/login/auth/?sesame=AAAADvGDBaYyEOECN6Y</text:p>
          </table:table-cell>
          <table:table-cell office:value-type="string" calcext:value-type="string">
            <text:p>https://pydafl.azurewebsites.net/login/auth/?sesame=AAAADvGDBaYyEOECN6Y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http://127.0.0.1:8000/login/auth/?sesame=AAAAD1Ci-7l-9vaak5I</text:p>
          </table:table-cell>
          <table:table-cell office:value-type="string" calcext:value-type="string">
            <text:p>https://pydafl.azurewebsites.net/login/auth/?sesame=AAAAD1Ci-7l-9vaak5I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pydafl.azurewebsites.net/login/auth/?sesame=AAAAA3qKEFLxzS4EGcU</text:p>
          </table:table-cell>
        </table:table-row>
        <table:table-row table:style-name="ro1">
          <table:table-cell office:value-type="string" calcext:value-type="string">
            <text:p>https://pydafl.azurewebsites.net/login/auth/?sesame=AAAABJi5CLMaLFXdv8Y</text:p>
          </table:table-cell>
        </table:table-row>
        <table:table-row table:style-name="ro1">
          <table:table-cell office:value-type="string" calcext:value-type="string">
            <text:p>https://pydafl.azurewebsites.net/login/auth/?sesame=AAAABYjcOH6Rs8emZ44</text:p>
          </table:table-cell>
        </table:table-row>
        <table:table-row table:style-name="ro1">
          <table:table-cell office:value-type="string" calcext:value-type="string">
            <text:p>https://pydafl.azurewebsites.net/login/auth/?sesame=AAAABstTBOVVwS2oUhw</text:p>
          </table:table-cell>
        </table:table-row>
        <table:table-row table:style-name="ro1">
          <table:table-cell office:value-type="string" calcext:value-type="string">
            <text:p>https://pydafl.azurewebsites.net/login/auth/?sesame=AAAABxC421Sdwsyis2E</text:p>
          </table:table-cell>
        </table:table-row>
        <table:table-row table:style-name="ro1">
          <table:table-cell office:value-type="string" calcext:value-type="string">
            <text:p>https://pydafl.azurewebsites.net/login/auth/?sesame=AAAACIe56BlyVcyMewM</text:p>
          </table:table-cell>
        </table:table-row>
        <table:table-row table:style-name="ro1">
          <table:table-cell office:value-type="string" calcext:value-type="string">
            <text:p>https://pydafl.azurewebsites.net/login/auth/?sesame=AAAACeFm741qwJutNPA</text:p>
          </table:table-cell>
        </table:table-row>
        <table:table-row table:style-name="ro1">
          <table:table-cell office:value-type="string" calcext:value-type="string">
            <text:p>https://pydafl.azurewebsites.net/login/auth/?sesame=AAAACrvbCqmfO8B__Pk</text:p>
          </table:table-cell>
        </table:table-row>
        <table:table-row table:style-name="ro1">
          <table:table-cell office:value-type="string" calcext:value-type="string">
            <text:p>https://pydafl.azurewebsites.net/login/auth/?sesame=AAAAC7osAWqoLAxjVGA</text:p>
          </table:table-cell>
        </table:table-row>
        <table:table-row table:style-name="ro1">
          <table:table-cell office:value-type="string" calcext:value-type="string">
            <text:p>https://pydafl.azurewebsites.net/login/auth/?sesame=AAAADMB-NR2zn9a9nHE</text:p>
          </table:table-cell>
        </table:table-row>
        <table:table-row table:style-name="ro1">
          <table:table-cell office:value-type="string" calcext:value-type="string">
            <text:p>https://pydafl.azurewebsites.net/login/auth/?sesame=AAAADXdJICPz2KrRqNo</text:p>
          </table:table-cell>
        </table:table-row>
        <table:table-row table:style-name="ro1">
          <table:table-cell office:value-type="string" calcext:value-type="string">
            <text:p>https://pydafl.azurewebsites.net/login/auth/?sesame=AAAADvGDBaYyEOECN6Y</text:p>
          </table:table-cell>
        </table:table-row>
        <table:table-row table:style-name="ro1">
          <table:table-cell office:value-type="string" calcext:value-type="string">
            <text:p>https://pydafl.azurewebsites.net/login/auth/?sesame=AAAAD1Ci-7l-9vaak5I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keith</text:p>
          </table:table-cell>
          <table:table-cell office:value-type="string" calcext:value-type="string">
            <text:p>keithcun@verizon.net</text:p>
          </table:table-cell>
          <table:table-cell office:value-type="string" calcext:value-type="string">
            <text:p>https://pydafl.azurewebsites.net/login/auth/?sesame=AAAAA3qKEFLxzS4EGcU</text:p>
          </table:table-cell>
        </table:table-row>
        <table:table-row table:style-name="ro1">
          <table:table-cell office:value-type="string" calcext:value-type="string">
            <text:p>kirk</text:p>
          </table:table-cell>
          <table:table-cell office:value-type="string" calcext:value-type="string">
            <text:p>kcunning@niaid.nih.gov</text:p>
          </table:table-cell>
          <table:table-cell office:value-type="string" calcext:value-type="string">
            <text:p>https://pydafl.azurewebsites.net/login/auth/?sesame=AAAABJi5CLMaLFXdv8Y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mdaulton88@gmail.com</text:p>
          </table:table-cell>
          <table:table-cell office:value-type="string" calcext:value-type="string">
            <text:p>https://pydafl.azurewebsites.net/login/auth/?sesame=AAAABYjcOH6Rs8emZ44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shedd1@gmail.com</text:p>
          </table:table-cell>
          <table:table-cell office:value-type="string" calcext:value-type="string">
            <text:p>https://pydafl.azurewebsites.net/login/auth/?sesame=AAAABstTBOVVwS2oUhw</text:p>
          </table:table-cell>
        </table:table-row>
        <table:table-row table:style-name="ro1">
          <table:table-cell office:value-type="string" calcext:value-type="string">
            <text:p>calvin</text:p>
          </table:table-cell>
          <table:table-cell office:value-type="string" calcext:value-type="string">
            <text:p>calvinyoung@comcast.net</text:p>
          </table:table-cell>
          <table:table-cell office:value-type="string" calcext:value-type="string">
            <text:p>https://pydafl.azurewebsites.net/login/auth/?sesame=AAAABxC421Sdwsyis2E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billhoehn@yahoo.com</text:p>
          </table:table-cell>
          <table:table-cell office:value-type="string" calcext:value-type="string">
            <text:p>https://pydafl.azurewebsites.net/login/auth/?sesame=AAAACIe56BlyVcyMewM</text:p>
          </table:table-cell>
        </table:table-row>
        <table:table-row table:style-name="ro1">
          <table:table-cell office:value-type="string" calcext:value-type="string">
            <text:p>doug</text:p>
          </table:table-cell>
          <table:table-cell office:value-type="string" calcext:value-type="string">
            <text:p>leadons@msn.com</text:p>
          </table:table-cell>
          <table:table-cell office:value-type="string" calcext:value-type="string">
            <text:p>https://pydafl.azurewebsites.net/login/auth/?sesame=AAAACeFm741qwJutNPA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cojake66@aol.com</text:p>
          </table:table-cell>
          <table:table-cell office:value-type="string" calcext:value-type="string">
            <text:p>https://pydafl.azurewebsites.net/login/auth/?sesame=AAAACrvbCqmfO8B__Pk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cmcneilly0108@gmail.com</text:p>
          </table:table-cell>
          <table:table-cell office:value-type="string" calcext:value-type="string">
            <text:p>https://pydafl.azurewebsites.net/login/auth/?sesame=AAAAC7osAWqoLAxjVGA</text:p>
          </table:table-cell>
        </table:table-row>
        <table:table-row table:style-name="ro1">
          <table:table-cell office:value-type="string" calcext:value-type="string">
            <text:p>corey</text:p>
          </table:table-cell>
          <table:table-cell office:value-type="string" calcext:value-type="string">
            <text:p>cramsden@mindspring.com</text:p>
          </table:table-cell>
          <table:table-cell office:value-type="string" calcext:value-type="string">
            <text:p>https://pydafl.azurewebsites.net/login/auth/?sesame=AAAADMB-NR2zn9a9nHE</text:p>
          </table:table-cell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jeffklinger5@gmail.com</text:p>
          </table:table-cell>
          <table:table-cell office:value-type="string" calcext:value-type="string">
            <text:p>https://pydafl.azurewebsites.net/login/auth/?sesame=AAAADXdJICPz2KrRqNo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ndrewmcnewman@gmail.com</text:p>
          </table:table-cell>
          <table:table-cell office:value-type="string" calcext:value-type="string">
            <text:p>https://pydafl.azurewebsites.net/login/auth/?sesame=AAAADvGDBaYyEOECN6Y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matthew.pickner@gmail.com</text:p>
          </table:table-cell>
          <table:table-cell office:value-type="string" calcext:value-type="string">
            <text:p>https://pydafl.azurewebsites.net/login/auth/?sesame=AAAAD1Ci-7l-9vaak5I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raig</text:p>
          </table:table-cell>
          <table:table-cell table:style-name="Default" office:value-type="string" calcext:value-type="string">
            <text:p><text:a xlink:href="mailto:clcunnin@yahoo.com" xlink:type="simple">clcunnin@yahoo.com</text:a></text:p>
          </table:table-cell>
          <table:table-cell office:value-type="string" calcext:value-type="string">
            <text:p>http://127.0.0.1:8000/login/auth/?sesame=AAAAAjH_G6DxBGgx1U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<text:a xlink:href="http://pydafl.azurewebsites.net/" xlink:type="simple">http://pydafl.azurewebsites.net/</text:a>login/auth/?sesame=AAAAAjH_G6DxBGgx1U0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<text:a xlink:href="http://pydafl.azurewebsites.net/" xlink:type="simple">http://pydafl.azurewebsites.net/</text:a>login/auth/?sesame=AAAAAjH_G6DxBGgx1U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22:58:57.186000000</meta:creation-date>
    <dc:date>2024-02-12T20:46:33.849000000</dc:date>
    <meta:editing-duration>P15DT1H10M36S</meta:editing-duration>
    <meta:editing-cycles>2</meta:editing-cycles>
    <meta:generator>LibreOffice/7.5.1.2$Windows_X86_64 LibreOffice_project/fcbaee479e84c6cd81291587d2ee68cba099e129</meta:generator>
    <meta:document-statistic meta:table-count="3" meta:cell-count="102" meta:object-count="0"/>
    <meta:user-defined meta:name="date">YYYY-01-DDT17:36:04.494</meta:user-defined>
  </office:meta>
</office:document-meta>
</file>